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sagne</text:p>
      <text:p text:style-name="P1">6-8 personer</text:p>
      <text:p text:style-name="P1"/>
      <text:p text:style-name="P1">Annas hemliga köttfärssås</text:p>
      <text:p text:style-name="P1"/>
      <text:p text:style-name="P1">800 g köttfärs</text:p>
      <text:p text:style-name="P1">1 stor gul lök</text:p>
      <text:p text:style-name="P1">2-3 klyftor vitlök</text:p>
      <text:p text:style-name="P1">Olivolja</text:p>
      <text:p text:style-name="P1">3-4 msk tomatpuré</text:p>
      <text:p text:style-name="P1">2 burkar krossade tomater</text:p>
      <text:p text:style-name="P1">2-3 tsk sambal oelek</text:p>
      <text:p text:style-name="P1">1 msk vardera av grönsaks- respektive köttbuljong i pulverform </text:p>
      <text:p text:style-name="P1">2 msk kinesisk soja</text:p>
      <text:p text:style-name="P1">1 msk currypulver</text:p>
      <text:p text:style-name="P1">1 dl mjölk</text:p>
      <text:p text:style-name="P1">1 skvätt rödvin (bara om du har hemma)</text:p>
      <text:p text:style-name="P1">Salt, svart- och vitpeppar</text:p>
      <text:p text:style-name="P1"/>
      <text:p text:style-name="P1">Så här gör du såsen:</text:p>
      <text:p text:style-name="P1">Finhacka löken och stek den i olivolja. hacka vitlöken och släng med den efter en liten stund. I med hälften av sambalen och lite av sojan. Låt fräsa en stund och skrapa sedan ur lökblandningen på en tallrik. I med köttfärsen i pannan och fräs tills färsen får lite färg. </text:p>
      <text:p text:style-name="P1">Sedan är det bara att slänga på resten av ingredienserna - tomater, tomatpuré, curry, mjölk, eventuellt rödvin, och så sältan i form av buljongpulvor, soja och kryddor. Smaka dig fram här och anpassa efter dina egna preferenser, även vad gäller den sista sambal-mängden. Anna propsar på att såsen ska få koka riktigt länge så att smakerna geggar ihop sig.</text:p>
      <text:p text:style-name="P1"/>
      <text:p text:style-name="P1">Bechamelsås:</text:p>
      <text:p text:style-name="P1"/>
      <text:p text:style-name="P1">75 g smör</text:p>
      <text:p text:style-name="P1">75 g mjöl</text:p>
      <text:p text:style-name="P1">13,5 dl röd mjölk</text:p>
      <text:p text:style-name="P1">Vitpeppar, salt</text:p>
      <text:p text:style-name="P1">Eventuellt lite muskotnöt</text:p>
      <text:p text:style-name="P1"/>
      <text:p text:style-name="P1">Smält smöret i en kastrull. Vispa ihop med mjölet. Värm mjölken och vispa ihop med smör- och mjölblandningen, lite i taget så att det inte blir några klumpar, med spisen på medelvärme. Vispa hela tiden så att det inte bränns vid. Koka upp och tag av från plattan. Smaksätt med vitpeppar, salt och gärna lite muskot.</text:p>
      <text:p text:style-name="P1"/>
      <text:p text:style-name="P1">Till lasagnen behövs även:</text:p>
      <text:p text:style-name="P1"/>
      <text:p text:style-name="P1">1 pkt Barilla lasagneplattor</text:p>
      <text:p text:style-name="P1">2 dl god, riven ost</text:p>
      <text:p text:style-name="P1"/>
      <text:p text:style-name="P1">Sätt ugnen på 200 grader. Smeta ut ett tunt lager bechamelsås i botten av en ugnsfast form. Lägg på ett lager lasagneplattor sida vid sida, ett lager köttfärssås ovanpå, sedan bechamel igen, lasagneplattor, köttfärssås, bechamel, lasagneplattor, köttfärssås, bechamel - ja, du fattar nog galoppen vid det här laget. Översta lagret (beroende på hur formen är funtad brukar det bli 3-5 lager) ska bestå av plattor, bechamelsås, och riven ost ovanpå. In i ugnen i ca 20 min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4T16:35:08.90</meta:creation-date>
    <meta:document-statistic meta:table-count="0" meta:image-count="0" meta:object-count="0" meta:page-count="1" meta:paragraph-count="30" meta:word-count="335" meta:character-count="1930"/>
    <dc:date>2011-04-24T16:38:29.90</dc:date>
    <meta:editing-duration>PT00H03M21S</meta:editing-duration>
    <meta:editing-cycles>1</meta:editing-cycles>
    <meta:generator>OpenOffice.org/3.2$Win32 OpenOffice.org_project/320m12$Build-9483</meta:generator>
  </office:meta>
</office:document-meta>
</file>